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2.779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0.996cm" fo:margin-left="0.09cm" fo:break-before="column" table:align="left"/>
    </style:style>
    <style:style style:name="Tabla3.A" style:family="table-column">
      <style:table-column-properties style:column-width="3.281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1" style:family="table-row">
      <style:table-row-properties style:min-row-height="0.212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0.238cm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7" style:family="table-row">
      <style:table-row-properties style:min-row-height="0.365cm"/>
    </style:style>
    <style:style style:name="Tabla3.8" style:family="table-row">
      <style:table-row-properties style:min-row-height="0.22cm"/>
    </style:style>
    <style:style style:name="Tabla3.9" style:family="table-row">
      <style:table-row-properties style:min-row-height="0.219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37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5.1" style:family="table-row">
      <style:table-row-properties style:min-row-height="2.0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5" style:family="table-row">
      <style:table-row-properties style:min-row-height="0.21cm"/>
    </style:style>
    <style:style style:name="Tabla6.6" style:family="table-row">
      <style:table-row-properties style:min-row-height="0.212cm"/>
    </style:style>
    <style:style style:name="Tabla6.8" style:family="table-row">
      <style:table-row-properties style:min-row-height="0.136cm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76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184480" style:font-size-asian="3pt" style:font-weight-asian="normal" style:font-name-complex="Lucida Sans" style:font-size-complex="3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b2537" style:font-size-asian="3pt" style:font-weight-asian="normal" style:font-name-complex="Lucida Sans" style:font-size-complex="3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81932" style:font-size-asian="3pt" style:font-weight-asian="normal" style:font-name-complex="Lucida Sans" style:font-size-complex="3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7pt" style:font-size-asian="7pt" style:font-size-complex="7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4" style:family="paragraph" style:parent-style-name="Table_20_Contents">
      <style:paragraph-properties fo:margin-top="0cm" fo:margin-bottom="0cm" loext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8" style:family="paragraph" style:parent-style-name="Normal">
      <style:paragraph-properties fo:margin-top="0cm" fo:margin-bottom="0cm" loext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loext:contextual-spacing="false"/>
      <style:text-properties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loext:contextual-spacing="false"/>
      <style:text-properties fo:font-size="8pt" officeooo:rsid="00081932" officeooo:paragraph-rsid="00081932" style:font-size-asian="8pt" style:font-size-complex="8pt"/>
    </style:style>
    <style:style style:name="P3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2" style:family="paragraph" style:parent-style-name="Text_20_body">
      <style:text-properties fo:font-size="2pt" style:font-size-asian="1.75pt" style:font-size-complex="2pt"/>
    </style:style>
    <style:style style:name="P33" style:family="paragraph" style:parent-style-name="Text_20_body">
      <style:text-properties fo:font-size="3pt" style:font-size-asian="2.59999990463257pt" style:font-size-complex="3pt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Table_20_Contents">
      <style:paragraph-properties fo:margin-left="0cm" fo:margin-right="0.101cm" fo:margin-top="0cm" fo:margin-bottom="0cm" loext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39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rsid="000f20e1" officeooo:paragraph-rsid="000b2537" style:font-size-asian="3pt" style:font-weight-asian="normal" style:font-name-complex="Lucida Sans" style:font-size-complex="3pt" style:font-weight-complex="normal"/>
    </style:style>
    <style:style style:name="P41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9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letter-spacing="-0.009cm" style:font-name-complex="Lucida Sans"/>
    </style:style>
    <style:style style:name="T2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P33"/>
      <text:p text:style-name="P32"/>
      <text:p text:style-name="P32"/>
      <text:p text:style-name="P3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7">Cliente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4"><text:text-input text:description="&lt;o.partner_id.commercial_partner_id.name&gt;">partner</text:text-input></text:span><text:span text:style-name="T21"> </text:span><text:span text:style-name="T22"><text:s/></text:span></text:p>
            <text:p text:style-name="P2"><text:span text:style-name="T7">Dirección</text:span><text:span text:style-name="T12">: </text:span><text:span text:style-name="T13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3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1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7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4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4"/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4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4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 table:style-name="Tabla3.1">
                          <table:table-cell table:style-name="Tabla3.A1" table:number-columns-spanned="4" office:value-type="string">
                            <text:p text:style-name="P40"><text:text-input text:description="&lt;if test=&quot;len(o.get_consolidated_moves()) &lt;= 5&quot;&gt;">if &lt; 5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8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3" office:value-type="string">
                            <text:p text:style-name="P5"><text:text-input text:description="&lt;line[0].document_number&gt;">21654321613</text:text-input></text:p>
                          </table:table-cell>
                          <table:table-cell table:style-name="Tabla3.A3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3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40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A cuenta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8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9">
                          <table:table-cell table:style-name="Tabla3.A2" table:number-columns-spanned="4" office:value-type="string">
                            <text:p text:style-name="P6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20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8"/>
                    </table:table-cell>
                  </table:table-row>
                </table:table-header-rows>
              </table:table>
              <text:p text:style-name="P39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29"/>
                  </table:table-cell>
                  <table:covered-table-cell/>
                  <table:table-cell table:style-name="Tabla8.C1" office:value-type="string">
                    <text:p text:style-name="P35">Total</text:p>
                  </table:table-cell>
                  <table:table-cell table:style-name="Tabla8.C1" table:number-columns-spanned="3" office:value-type="string">
                    <text:p text:style-name="P24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  <table:table-cell table:style-name="Tabla8.C1" table:number-rows-spanned="3" table:number-columns-spanned="2" office:value-type="string">
                    <text:p text:style-name="P37">Cheque</text:p>
                    <text:p text:style-name="P38">Depósito / Transferencia</text:p>
                    <text:p text:style-name="P37">Efectivo</text:p>
                  </table:table-cell>
                  <table:covered-table-cell/>
                  <table:table-cell table:style-name="Tabla8.C1" table:number-rows-spanned="3" office:value-type="string">
                    <text:p text:style-name="P26"><text:text-input text:description="&lt;formatLang(o.check_amount)&gt;">9.999,50</text:text-input></text:p>
                    <text:p text:style-name="P26"><text:text-input text:description="&lt;formatLang(o.bank_amount)&gt;">9.999,50</text:text-input></text:p>
                    <text:p text:style-name="P26"/>
                    <text:p text:style-name="P31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29"/>
                  </table:table-cell>
                </table:table-row>
                <table:table-row table:style-name="Tabla8.2">
                  <table:table-cell table:style-name="Tabla8.A1" office:value-type="string">
                    <text:p text:style-name="P29"/>
                  </table:table-cell>
                  <table:table-cell table:style-name="Tabla8.A1" table:number-rows-spanned="3" table:number-columns-spanned="5" office:value-type="string">
                    <text:p text:style-name="P10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</table:table-row>
                <table:table-row table:style-name="Tabla8.3">
                  <table:table-cell table:style-name="Tabla8.A1" office:value-type="string">
                    <text:p text:style-name="P29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</table:table-row>
                <table:table-row table:style-name="Tabla8.4">
                  <table:table-cell table:style-name="Tabla8.A1" office:value-type="string">
                    <text:p text:style-name="P29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9"/>
                  </table:table-cell>
                  <table:table-cell table:style-name="Tabla8.H4" table:number-columns-spanned="2" office:value-type="string">
                    <text:p text:style-name="P36">TOTAL</text:p>
                  </table:table-cell>
                  <table:covered-table-cell/>
                  <table:table-cell table:style-name="Tabla8.H4" office:value-type="string">
                    <text:p text:style-name="P24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5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7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29"/>
                  </table:table-cell>
                  <table:table-cell table:style-name="Tabla8.C1" table:number-columns-spanned="7" office:value-type="string">
                    <text:p text:style-name="P28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7"/>
                  </table:table-cell>
                </table:table-row>
                <table:table-row table:style-name="Tabla8.6">
                  <table:table-cell table:style-name="Tabla8.A1" office:value-type="string">
                    <text:p text:style-name="P12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11"><text:span text:style-name="T25">OBSERVACIONES</text:span>: <text:span text:style-name="T14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19"/>
                  </table:table-cell>
                  <table:table-cell table:style-name="Tabla8.H4" table:number-columns-spanned="3" office:value-type="string">
                    <text:p text:style-name="P14"><text:s text:c="29"/></text:p>
                    <text:p text:style-name="P13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5"><text:span text:style-name="Fuente_20_de_20_párrafo_20_predeter."><text:span text:style-name="T26"><text:s text:c="14"/>____ <text:s text:c="8"/></text:span></text:span></text:p>
                    <text:p text:style-name="P16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19"/>
                  </table:table-cell>
                </table:table-row>
              </table:table>
              <text:p text:style-name="Standard"/>
            </table:table-cell>
          </table:table-row>
        </table:table-header-rows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7">Cliente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2"> </text:span><text:span text:style-name="T8"><text:placeholder text:placeholder-type="text">&lt;o.partner_id.commercial_partner_id.name&gt;</text:placeholder></text:span></text:p>
            <text:p text:style-name="P1"><text:span text:style-name="T2">Dirección</text:span><text:span text:style-name="T17">: </text:span><text:span text:style-name="T18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3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2"/>
            <text:p text:style-name="P21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7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4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4"/>
          </table:table-cell>
          <table:table-cell table:style-name="Tabla12.B1" office:value-type="string">
            <text:p text:style-name="P34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4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4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9"><text:text-input text:description="&lt;if test=&quot;len(o.get_consolidated_moves()) &lt;= 5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9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3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3" office:value-type="string">
                  <text:p text:style-name="P5"><text:text-input text:description="&lt;formatLang(line[1])&gt;">21654321613</text:text-input></text:p>
                </table:table-cell>
                <table:table-cell table:style-name="Tabla6.A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5">
                <table:table-cell table:style-name="Tabla6.A2" table:number-columns-spanned="4" office:value-type="string">
                  <text:p text:style-name="P7"><text:text-input text:description="&lt;/if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6">
                <table:table-cell table:style-name="Tabla6.A2" table:number-columns-spanned="4" office:value-type="string">
                  <text:p text:style-name="P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A cuenta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 table:style-name="Tabla6.8"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<text:text-input text:description="&lt;o.comment&gt;">Comment</text:text-input>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2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29"/>
          </table:table-cell>
          <table:covered-table-cell/>
          <table:table-cell table:style-name="Tabla14.C1" office:value-type="string">
            <text:p text:style-name="P35">Total</text:p>
          </table:table-cell>
          <table:table-cell table:style-name="Tabla14.C1" table:number-columns-spanned="3" office:value-type="string">
            <text:p text:style-name="P24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29"/>
          </table:table-cell>
          <table:table-cell table:style-name="Tabla14.C1" table:number-rows-spanned="3" table:number-columns-spanned="2" office:value-type="string">
            <text:p text:style-name="P37">Cheque</text:p>
            <text:p text:style-name="P38">Depósito / Transferencia</text:p>
            <text:p text:style-name="P37">Efectivo</text:p>
          </table:table-cell>
          <table:covered-table-cell/>
          <table:table-cell table:style-name="Tabla14.C1" table:number-rows-spanned="3" office:value-type="string">
            <text:p text:style-name="P26"><text:text-input text:description="&lt;formatLang(o.check_amount)&gt;">9.999,50</text:text-input></text:p>
            <text:p text:style-name="P26"><text:text-input text:description="&lt;formatLang(o.bank_amount)&gt;">9.999,50</text:text-input></text:p>
            <text:p text:style-name="P26"/>
            <text:p text:style-name="P31"><text:text-input text:description="&lt;formatLang(o.cash_amount)&gt;">9.999,50</text:text-input></text:p>
          </table:table-cell>
          <table:table-cell table:style-name="Tabla14.A1" office:value-type="string">
            <text:p text:style-name="P29"/>
          </table:table-cell>
        </table:table-row>
        <table:table-row table:style-name="Tabla14.2">
          <table:table-cell table:style-name="Tabla14.A1" office:value-type="string">
            <text:p text:style-name="P29"/>
          </table:table-cell>
          <table:table-cell table:style-name="Tabla14.A1" table:number-rows-spanned="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29"/>
          </table:table-cell>
          <table:covered-table-cell/>
          <table:covered-table-cell/>
          <table:covered-table-cell/>
          <table:table-cell table:style-name="Tabla14.A1" office:value-type="string">
            <text:p text:style-name="P29"/>
          </table:table-cell>
        </table:table-row>
        <table:table-row table:style-name="Tabla14.3">
          <table:table-cell table:style-name="Tabla14.A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9"/>
          </table:table-cell>
          <table:covered-table-cell/>
          <table:covered-table-cell/>
          <table:covered-table-cell/>
          <table:table-cell table:style-name="Tabla14.A1" office:value-type="string">
            <text:p text:style-name="P29"/>
          </table:table-cell>
        </table:table-row>
        <table:table-row table:style-name="Tabla14.4">
          <table:table-cell table:style-name="Tabla14.A1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9"/>
          </table:table-cell>
          <table:table-cell table:style-name="Tabla14.H4" table:number-columns-spanned="2" office:value-type="string">
            <text:p text:style-name="P36">TOTAL</text:p>
          </table:table-cell>
          <table:covered-table-cell/>
          <table:table-cell table:style-name="Tabla14.H4" office:value-type="string">
            <text:p text:style-name="P24"><text:text-input text:description="&lt;formatLang(o.total_amount)&gt;">9.999,50</text:text-input></text:p>
          </table:table-cell>
          <table:table-cell table:style-name="Tabla14.A1" office:value-type="string">
            <text:p text:style-name="P25"/>
          </table:table-cell>
        </table:table-row>
        <table:table-row table:style-name="Tabla14.5">
          <table:table-cell table:style-name="Tabla14.A1" table:number-columns-spanned="2" office:value-type="string">
            <text:p text:style-name="P27"/>
          </table:table-cell>
          <table:covered-table-cell/>
          <table:table-cell table:style-name="Tabla14.A1" office:value-type="string">
            <text:p text:style-name="P30"/>
          </table:table-cell>
          <table:table-cell table:style-name="Tabla14.C1" table:number-columns-spanned="7" office:value-type="string">
            <text:p text:style-name="P28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7"/>
          </table:table-cell>
        </table:table-row>
        <text:soft-page-break/>
        <table:table-row table:style-name="Tabla14.6">
          <table:table-cell table:style-name="Tabla14.A1" office:value-type="string">
            <text:p text:style-name="P12"><text:span text:style-name="Fuente_20_de_20_párrafo_20_predeter."/></text:p>
          </table:table-cell>
          <table:table-cell table:style-name="Tabla14.A1" table:number-columns-spanned="3" office:value-type="string">
            <text:p text:style-name="P11"><text:span text:style-name="T25">OBSERVACIONES</text:span>: <text:span text:style-name="T14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19"/>
          </table:table-cell>
          <table:table-cell table:style-name="Tabla14.H4" table:number-columns-spanned="3" office:value-type="string">
            <text:p text:style-name="P14"><text:s text:c="29"/></text:p>
            <text:p text:style-name="P13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5"><text:span text:style-name="Fuente_20_de_20_párrafo_20_predeter."><text:span text:style-name="T26"><text:s text:c="14"/>____ <text:s text:c="8"/></text:span></text:span></text:p>
            <text:p text:style-name="P16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2-02T14:49:33.451490337</dc:date>
    <meta:editing-duration>PT5H46M50S</meta:editing-duration>
    <meta:editing-cycles>132</meta:editing-cycles>
    <meta:generator>LibreOffice/4.3.3.2$Linux_X86_64 LibreOffice_project/430m0$Build-2</meta:generator>
    <meta:document-statistic meta:table-count="13" meta:image-count="0" meta:object-count="0" meta:page-count="2" meta:paragraph-count="102" meta:word-count="323" meta:character-count="1959" meta:non-whitespace-character-count="1782"/>
  </office:meta>
</office:document-meta>
</file>